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6381" table:default-cell-style-name="ce2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lternate_status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_control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nterrupt_reason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count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number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unt_low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unt_high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rive_select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7:26:21.394673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07:53.283809638</meta:creation-date>
    <dc:date>2024-02-26T17:26:25.895179705</dc:date>
    <meta:editing-duration>PT37M41S</meta:editing-duration>
    <meta:editing-cycles>4</meta:editing-cycles>
    <meta:generator>LibreOffice/7.5.9.2$Linux_X86_64 LibreOffice_project/50$Build-2</meta:generator>
    <meta:document-statistic meta:table-count="1" meta:cell-count="57" meta:object-count="0"/>
  </office:meta>
</office:document-meta>
</file>